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officeooo:paragraph-rsid="00128d3e" style:font-name-asian="文泉驿微米黑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9.7000007629394pt" officeooo:rsid="00128d3e" officeooo:paragraph-rsid="0015a3d1" style:font-name-asian="文泉驿微米黑" style:font-size-asian="26pt" style:font-size-complex="29.700000762939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8d3e" officeooo:paragraph-rsid="00128d3e" style:font-name-asian="文泉驿微米黑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28d3e"/>
    </style:style>
    <style:style style:name="P5" style:family="paragraph" style:parent-style-name="Text_20_body">
      <style:text-properties officeooo:paragraph-rsid="0014255f"/>
    </style:style>
    <style:style style:name="P6" style:family="paragraph" style:parent-style-name="Text_20_body">
      <style:text-properties officeooo:paragraph-rsid="0014255f" style:font-name-asian="文泉驿微米黑"/>
    </style:style>
    <style:style style:name="P7" style:family="paragraph" style:parent-style-name="Heading_20_1">
      <style:text-properties officeooo:paragraph-rsid="0014255f"/>
    </style:style>
    <style:style style:name="P8" style:family="paragraph" style:parent-style-name="Heading_20_1">
      <style:text-properties officeooo:rsid="0014255f"/>
    </style:style>
    <style:style style:name="P9" style:family="paragraph" style:parent-style-name="Heading_20_1" style:list-style-name="">
      <style:text-properties officeooo:rsid="0014255f" officeooo:paragraph-rsid="0014255f"/>
    </style:style>
    <style:style style:name="P10" style:family="paragraph" style:parent-style-name="Heading_20_1">
      <style:paragraph-properties fo:break-before="page"/>
      <style:text-properties officeooo:paragraph-rsid="0014255f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8d3e"/>
    </style:style>
    <style:style style:name="T2" style:family="text">
      <style:text-properties style:font-name="文泉驿微米黑" officeooo:rsid="00128d3e"/>
    </style:style>
    <style:style style:name="T3" style:family="text">
      <style:text-properties officeooo:rsid="0014255f"/>
    </style:style>
    <style:style style:name="T4" style:family="text">
      <style:text-properties officeooo:rsid="0015a3d1"/>
    </style:style>
    <style:style style:name="T5" style:family="text">
      <style:text-properties fo:font-size="10.5pt" officeooo:rsid="0014255f" style:font-size-asian="10.5pt" style:font-size-complex="10.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设计游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作者：Rob</text:span><text:span text:style-name="T1">&lt;</text:span><text:a xlink:type="simple" xlink:href="mailto:code.server.matrix@gmail.com"><text:span text:style-name="T1">code.server.matrix@gmail.com</text:span></text:a><text:span text:style-name="T1">&gt;</text:span></text:p>
      <text:p text:style-name="P4"><text:soft-page-break/><text:span text:style-name="T4"/></text:p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1"><text:a xlink:type="simple" xlink:href="#__RefHeading__360_432003415" text:style-name="Index_20_Link" text:visited-style-name="Index_20_Link">如何查看该文档<text:tab/>3</text:a></text:p>
          <text:p text:style-name="P11"><text:a xlink:type="simple" xlink:href="#__RefHeading__346_432003415" text:style-name="Index_20_Link" text:visited-style-name="Index_20_Link">游戏主线<text:tab/>3</text:a></text:p>
          <text:p text:style-name="P11"><text:a xlink:type="simple" xlink:href="#__RefHeading__348_432003415" text:style-name="Index_20_Link" text:visited-style-name="Index_20_Link">角色<text:tab/>3</text:a></text:p>
          <text:p text:style-name="P11"><text:a xlink:type="simple" xlink:href="#__RefHeading__350_432003415" text:style-name="Index_20_Link" text:visited-style-name="Index_20_Link">关卡<text:tab/>3</text:a></text:p>
          <text:p text:style-name="P11"><text:a xlink:type="simple" xlink:href="#__RefHeading__352_432003415" text:style-name="Index_20_Link" text:visited-style-name="Index_20_Link">事件<text:tab/>3</text:a></text:p>
          <text:p text:style-name="P11"><text:a xlink:type="simple" xlink:href="#__RefHeading__354_432003415" text:style-name="Index_20_Link" text:visited-style-name="Index_20_Link">游戏提示<text:tab/>3</text:a></text:p>
          <text:p text:style-name="P11"><text:a xlink:type="simple" xlink:href="#__RefHeading__356_432003415" text:style-name="Index_20_Link" text:visited-style-name="Index_20_Link">游戏平衡<text:tab/>3</text:a></text:p>
          <text:p text:style-name="P11"><text:a xlink:type="simple" xlink:href="#__RefHeading__358_432003415" text:style-name="Index_20_Link" text:visited-style-name="Index_20_Link">游戏界面<text:tab/>3</text:a></text:p>
        </text:index-body>
      </text:table-of-content>
      <text:h text:style-name="P9" text:outline-level="1"/>
      <text:h text:style-name="P10" text:outline-level="1"><text:bookmark-start text:name="__RefHeading__360_432003415"/><text:span text:style-name="T3">如何查看该文档</text:span><text:bookmark-end text:name="__RefHeading__360_432003415"/></text:h>
      <text:p text:style-name="P6"><text:span text:style-name="T3">在查看该文档前建议阅读该项目的计划书，其中有对该文档在项目中所起作用的描述。</text:span></text:p>
      <text:h text:style-name="P7" text:outline-level="1"><text:bookmark-start text:name="__RefHeading__346_432003415"/><text:span text:style-name="T3">游戏主线</text:span><text:bookmark-end text:name="__RefHeading__346_432003415"/></text:h>
      <text:p text:style-name="P5"><text:span text:style-name="T3">游戏主线是指玩家主动选择游戏的一个序列，这个序列的开始为游戏开始，末尾为游戏结束。无论中间选择什么游戏序列，游戏最终都会以一种定义了的方式结束游戏。一般而言，一个游戏的主线是有限的，而且一般为</text:span><text:span text:style-name="T5">1～5</text:span><text:span text:style-name="T3">。</text:span></text:p>
      <text:p text:style-name="P5"><text:span text:style-name="T3">该游戏的游戏主线的数量为</text:span><text:span text:style-name="T5">1条，其详细描述如下：</text:span></text:p>
      <text:p text:style-name="P5"><text:span text:style-name="T5">在玩家开始了游戏后，有一艘登月的飞船进入画面，玩家可以自由控制这艘飞船。玩家可以利用键盘上的向左、向右或向上的箭头来控制飞船的平衡以及速度。飞船着陆时，若速度近似为零，包括水平速度和垂直速度，则登陆成功。需要说明的是，月球表面的几乎所有地方都可以登陆，但为了探测某些特殊点，游戏指定了特殊的登陆点。玩家既可以直接登陆在特殊登陆点，也可以先登陆到其他地方，然后通过水平方向的火箭推进器移动到指定登陆点上。在一个任务里，探测了所有的指定登陆点后，就可以进行下一个任务了——登陆难度更大的探测点。</text:span></text:p>
      <text:h text:style-name="P8" text:outline-level="1"><text:bookmark-start text:name="__RefHeading__348_432003415"/>角色<text:bookmark-end text:name="__RefHeading__348_432003415"/></text:h>
      <text:h text:style-name="P8" text:outline-level="1"><text:bookmark-start text:name="__RefHeading__350_432003415"/>关卡<text:bookmark-end text:name="__RefHeading__350_432003415"/></text:h>
      <text:h text:style-name="P8" text:outline-level="1"><text:bookmark-start text:name="__RefHeading__352_432003415"/>事件<text:bookmark-end text:name="__RefHeading__352_432003415"/></text:h>
      <text:h text:style-name="P8" text:outline-level="1"><text:bookmark-start text:name="__RefHeading__354_432003415"/>游戏提示<text:bookmark-end text:name="__RefHeading__354_432003415"/></text:h>
      <text:h text:style-name="P8" text:outline-level="1"><text:bookmark-start text:name="__RefHeading__356_432003415"/>游戏平衡<text:bookmark-end text:name="__RefHeading__356_432003415"/></text:h>
      <text:h text:style-name="P8" text:outline-level="1"><text:bookmark-start text:name="__RefHeading__358_432003415"/>游戏界面<text:bookmark-end text:name="__RefHeading__358_43200341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23T21:48:10</meta:creation-date>
    <dc:date>2012-10-23T22:58:53</dc:date>
    <dc:creator>rob </dc:creator>
    <meta:editing-duration>PT1H4M1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3" meta:paragraph-count="23" meta:word-count="481" meta:character-count="522" meta:non-whitespace-character-count="514"/>
  </office:meta>
</office:document-meta>
</file>